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6000001CE850CE28E.png" manifest:media-type="image/png"/>
  <manifest:file-entry manifest:full-path="Pictures/1000000100000348000002AA72B8CC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819in" svg:y="0.0791in" svg:width="6.6929in" svg:height="5.4339in" draw:z-index="0"><draw:image xlink:href="Pictures/1000000100000348000002AA72B8CC8A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6.6929in" svg:height="3.6898in" draw:z-index="1"><draw:image xlink:href="Pictures/1000000100000346000001CE850CE2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0:50:13.625709534</meta:creation-date>
    <dc:date>2025-09-01T20:50:51.271835099</dc:date>
    <meta:editing-duration>PT3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